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legreya Sans SC" svg:font-family="'Alegreya Sans SC'"/>
    <style:font-face style:name="Alegreya Sans1" svg:font-family="'Alegreya Sans'" style:font-family-generic="swiss" style:font-pitch="variable"/>
    <style:font-face style:name="Alegreya Sans:liga&amp;pnum=1&amp;tnum=1&amp;cpsp&amp;kern" svg:font-family="'Alegreya Sans:liga&amp;pnum=1&amp;tnum=1&amp;cpsp&amp;kern'" style:font-adornments="Regular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legreya Sans:onum=1&amp;tnum=1&amp;cpsp=0&amp;kern=0" svg:font-family="'Alegreya Sans:onum=1&amp;tnum=1&amp;cpsp=0&amp;kern=0'" style:font-adornments="Regular" style:font-family-generic="swiss" style:font-pitch="variable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945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2126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819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RSEA_20_Consolidated_20_Financial_20_Position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 fo:hyphenate="true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 fo:hyphenate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 fo:hyphenate="true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 fo:hyphenate="true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416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 fo:hyphenate="true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 fo:hyphenate="true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416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 fo:hyphenate="true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bold" style:font-name-complex="Alegrey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 fo:hyphenate="true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 fo:hyphenate="true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 fo:hyphenate="true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 fo:hyphenate="true"/>
    </style:style>
    <style:style style:name="ce35" style:family="table-cell" style:parent-style-name="Default">
      <style:table-cell-properties fo:wrap-option="wrap" style:vertical-align="middle"/>
      <style:text-properties fo:hyphenate="true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7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38" style:family="table-cell" style:parent-style-name="Default" style:data-style-name="N103">
      <style:table-cell-properties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39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41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45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46" style:family="table-cell" style:parent-style-name="Default" style:data-style-name="N103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 fo:hyphenate="true"/>
    </style:style>
    <style:style style:name="ce48" style:family="table-cell" style:parent-style-name="Default">
      <style:table-cell-properties fo:wrap-option="wrap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fo:border-left="none" fo:border-right="none" fo:border-top="1.5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a4c2f4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vertical-align="top"/>
    </style:style>
    <style:style style:name="ce55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00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3">
      <style:table-cell-properties fo:border-bottom="none" fo:background-color="#a4c2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19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Financial Position" table:style-name="ta1" table:print-ranges="'RSEA Consolidated Financial Position'.A1:'RSEA Consolidated Financial Position'.O47">
        <office:forms form:automatic-focus="false" form:apply-design-mode="false"/>
        <table:table-column table:style-name="co1" table:default-cell-style-name="ce3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ce48"/>
        <table:table-column table:style-name="co5" table:number-columns-repeated="7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8" table:number-columns-repeated="996" table:default-cell-style-name="Default"/>
        <table:table-column table:style-name="co9" table:number-columns-repeated="15359" table:default-cell-style-name="Default"/>
        <table:table-row table:style-name="ro1">
          <table:table-cell table:style-name="ce23" office:value-type="string" calcext:value-type="string">
            <text:p>Year Ending, 30 June </text:p>
          </table:table-cell>
          <table:table-cell table:style-name="ce36" office:value-type="float" office:value="2010" calcext:value-type="float">
            <text:p>2010</text:p>
          </table:table-cell>
          <table:table-cell table:style-name="ce36" office:value-type="float" office:value="2011" calcext:value-type="float">
            <text:p>2011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015" calcext:value-type="float">
            <text:p>2015</text:p>
          </table:table-cell>
          <table:table-cell table:style-name="ce30" office:value-type="string" calcext:value-type="string">
            <text:p>Year Ending, 30 June 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2022" calcext:value-type="float">
            <text:p>2022</text:p>
          </table:table-cell>
          <table:table-cell table:style-name="ce50" table:number-columns-repeated="13"/>
          <table:table-cell table:style-name="ce56"/>
          <table:table-cell table:style-name="ce50" table:number-columns-repeated="16355"/>
        </table:table-row>
        <table:table-row table:style-name="ro1">
          <table:table-cell table:style-name="ce24" office:value-type="string" calcext:value-type="string">
            <text:p>Assets</text:p>
          </table:table-cell>
          <table:table-cell table:style-name="ce37" table:number-columns-repeated="5"/>
          <table:table-cell table:style-name="ce44"/>
          <table:table-cell table:style-name="ce24" office:value-type="string" calcext:value-type="string">
            <text:p>Assets</text:p>
          </table:table-cell>
          <table:table-cell table:style-name="ce44" table:number-columns-repeated="2"/>
          <table:table-cell table:style-name="ce37" table:number-columns-repeated="4"/>
          <table:table-cell table:style-name="ce44"/>
          <table:table-cell table:style-name="ce51" table:number-columns-repeated="13"/>
          <table:table-cell table:style-name="ce57"/>
          <table:table-cell table:style-name="ce64" table:number-columns-repeated="16355"/>
        </table:table-row>
        <table:table-row table:style-name="ro1">
          <table:table-cell table:style-name="ce25" office:value-type="string" calcext:value-type="string">
            <text:p>Current Assets</text:p>
          </table:table-cell>
          <table:table-cell table:style-name="ce38"/>
          <table:table-cell table:style-name="ce42" table:number-columns-repeated="4"/>
          <table:table-cell table:style-name="ce45"/>
          <table:table-cell table:style-name="ce25" office:value-type="string" calcext:value-type="string">
            <text:p>Current Assets</text:p>
          </table:table-cell>
          <table:table-cell table:style-name="ce45" table:number-columns-repeated="2"/>
          <table:table-cell table:style-name="ce42" table:number-columns-repeated="4"/>
          <table:table-cell table:style-name="ce45"/>
          <table:table-cell table:style-name="ce52" table:number-columns-repeated="13"/>
          <table:table-cell table:style-name="ce19"/>
          <table:table-cell table:style-name="ce52" table:number-columns-repeated="16355"/>
        </table:table-row>
        <table:table-row table:style-name="ro2">
          <table:table-cell table:style-name="ce26" office:value-type="string" calcext:value-type="string">
            <text:p>Cash and cash equivalents</text:p>
          </table:table-cell>
          <table:table-cell table:style-name="ce39" office:value-type="currency" office:currency="USD" office:value="7001097" calcext:value-type="currency">
            <text:p>$7,001,097</text:p>
          </table:table-cell>
          <table:table-cell table:style-name="ce39" office:value-type="currency" office:currency="USD" office:value="9369115" calcext:value-type="currency">
            <text:p>$9,369,115</text:p>
          </table:table-cell>
          <table:table-cell table:style-name="ce39" office:value-type="currency" office:currency="USD" office:value="9172882" calcext:value-type="currency">
            <text:p>$9,172,882</text:p>
          </table:table-cell>
          <table:table-cell table:style-name="ce39" office:value-type="currency" office:currency="USD" office:value="14317955" calcext:value-type="currency">
            <text:p>$14,317,955</text:p>
          </table:table-cell>
          <table:table-cell table:style-name="ce39" office:value-type="currency" office:currency="USD" office:value="33058905" calcext:value-type="currency">
            <text:p>$33,058,905</text:p>
          </table:table-cell>
          <table:table-cell table:style-name="ce39" office:value-type="currency" office:currency="USD" office:value="16072631" calcext:value-type="currency">
            <text:p>$16,072,631</text:p>
          </table:table-cell>
          <table:table-cell table:style-name="ce26" office:value-type="string" calcext:value-type="string">
            <text:p>Cash and cash equivalents</text:p>
          </table:table-cell>
          <table:table-cell table:style-name="ce39" office:value-type="currency" office:currency="USD" office:value="24573632" calcext:value-type="currency">
            <text:p>$24,573,632</text:p>
          </table:table-cell>
          <table:table-cell table:style-name="ce39" office:value-type="currency" office:currency="USD" office:value="43265177" calcext:value-type="currency">
            <text:p>$43,265,177</text:p>
          </table:table-cell>
          <table:table-cell table:style-name="ce39" office:value-type="currency" office:currency="USD" office:value="38634976" calcext:value-type="currency">
            <text:p>$38,634,976</text:p>
          </table:table-cell>
          <table:table-cell table:style-name="ce39" office:value-type="currency" office:currency="USD" office:value="34519662" calcext:value-type="currency">
            <text:p>$34,519,662</text:p>
          </table:table-cell>
          <table:table-cell table:style-name="ce39" office:value-type="currency" office:currency="USD" office:value="36215753" calcext:value-type="currency">
            <text:p>$36,215,753</text:p>
          </table:table-cell>
          <table:table-cell table:style-name="ce39" office:value-type="currency" office:currency="USD" office:value="47620276" calcext:value-type="currency">
            <text:p>$47,620,276</text:p>
          </table:table-cell>
          <table:table-cell table:style-name="ce39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Restricted cash</text:p>
          </table:table-cell>
          <table:table-cell table:style-name="ce39" office:value-type="currency" office:currency="USD" office:value="40019" calcext:value-type="currency">
            <text:p>$40,019</text:p>
          </table:table-cell>
          <table:table-cell table:style-name="ce39" office:value-type="currency" office:currency="USD" office:value="909959" calcext:value-type="currency">
            <text:p>$909,959</text:p>
          </table:table-cell>
          <table:table-cell table:style-name="ce39" office:value-type="currency" office:currency="USD" office:value="1927649" calcext:value-type="currency">
            <text:p>$1,927,649</text:p>
          </table:table-cell>
          <table:table-cell table:style-name="ce39" office:value-type="currency" office:currency="USD" office:value="5014729" calcext:value-type="currency">
            <text:p>$5,014,729</text:p>
          </table:table-cell>
          <table:table-cell table:style-name="ce39" office:value-type="currency" office:currency="USD" office:value="5149879" calcext:value-type="currency">
            <text:p>$5,149,879</text:p>
          </table:table-cell>
          <table:table-cell table:style-name="ce39" office:value-type="currency" office:currency="USD" office:value="5136357" calcext:value-type="currency">
            <text:p>$5,136,357</text:p>
          </table:table-cell>
          <table:table-cell table:style-name="ce26" office:value-type="string" calcext:value-type="string">
            <text:p>Restricted cash</text:p>
          </table:table-cell>
          <table:table-cell table:style-name="ce39" office:value-type="currency" office:currency="USD" office:value="7624930" calcext:value-type="currency">
            <text:p>$7,624,930</text:p>
          </table:table-cell>
          <table:table-cell table:style-name="ce39" office:value-type="currency" office:currency="USD" office:value="10634074" calcext:value-type="currency">
            <text:p>$10,634,074</text:p>
          </table:table-cell>
          <table:table-cell table:style-name="ce39" office:value-type="currency" office:currency="USD" office:value="11363000" calcext:value-type="currency">
            <text:p>$11,363,000</text:p>
          </table:table-cell>
          <table:table-cell table:style-name="ce39" office:value-type="currency" office:currency="USD" office:value="12497822" calcext:value-type="currency">
            <text:p>$12,497,822</text:p>
          </table:table-cell>
          <table:table-cell table:style-name="ce39" office:value-type="currency" office:currency="USD" office:value="12547596" calcext:value-type="currency">
            <text:p>$12,547,596</text:p>
          </table:table-cell>
          <table:table-cell table:style-name="ce39" office:value-type="currency" office:currency="USD" office:value="14098510" calcext:value-type="currency">
            <text:p>$14,098,510</text:p>
          </table:table-cell>
          <table:table-cell table:style-name="ce39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Investments</text:p>
          </table:table-cell>
          <table:table-cell table:style-name="ce39" table:number-columns-repeated="5"/>
          <table:table-cell table:style-name="ce39" office:value-type="currency" office:currency="USD" office:value="249350" calcext:value-type="currency">
            <text:p>$249,350</text:p>
          </table:table-cell>
          <table:table-cell table:style-name="ce26" office:value-type="string" calcext:value-type="string">
            <text:p>Investments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Accounts receivable</text:p>
          </table:table-cell>
          <table:table-cell table:style-name="ce39" office:value-type="currency" office:currency="USD" office:value="1732866" calcext:value-type="currency">
            <text:p>$1,732,866</text:p>
          </table:table-cell>
          <table:table-cell table:style-name="ce39" office:value-type="currency" office:currency="USD" office:value="4154307" calcext:value-type="currency">
            <text:p>$4,154,307</text:p>
          </table:table-cell>
          <table:table-cell table:style-name="ce39" office:value-type="currency" office:currency="USD" office:value="7927381" calcext:value-type="currency">
            <text:p>$7,927,381</text:p>
          </table:table-cell>
          <table:table-cell table:style-name="ce39" office:value-type="currency" office:currency="USD" office:value="9880618" calcext:value-type="currency">
            <text:p>$9,880,618</text:p>
          </table:table-cell>
          <table:table-cell table:style-name="ce39" office:value-type="currency" office:currency="USD" office:value="9513318" calcext:value-type="currency">
            <text:p>$9,513,318</text:p>
          </table:table-cell>
          <table:table-cell table:style-name="ce39" office:value-type="currency" office:currency="USD" office:value="5838881" calcext:value-type="currency">
            <text:p>$5,838,881</text:p>
          </table:table-cell>
          <table:table-cell table:style-name="ce26" office:value-type="string" calcext:value-type="string">
            <text:p>Accounts receivable</text:p>
          </table:table-cell>
          <table:table-cell table:style-name="ce39" office:value-type="currency" office:currency="USD" office:value="7889515" calcext:value-type="currency">
            <text:p>$7,889,515</text:p>
          </table:table-cell>
          <table:table-cell table:style-name="ce39" office:value-type="currency" office:currency="USD" office:value="8203486" calcext:value-type="currency">
            <text:p>$8,203,486</text:p>
          </table:table-cell>
          <table:table-cell table:style-name="ce39" office:value-type="currency" office:currency="USD" office:value="9533421" calcext:value-type="currency">
            <text:p>$9,533,421</text:p>
          </table:table-cell>
          <table:table-cell table:style-name="ce39" office:value-type="currency" office:currency="USD" office:value="13242884" calcext:value-type="currency">
            <text:p>$13,242,884</text:p>
          </table:table-cell>
          <table:table-cell table:style-name="ce39" office:value-type="currency" office:currency="USD" office:value="18555403" calcext:value-type="currency">
            <text:p>$18,555,403</text:p>
          </table:table-cell>
          <table:table-cell table:style-name="ce39" office:value-type="currency" office:currency="USD" office:value="26926079" calcext:value-type="currency">
            <text:p>$26,926,079</text:p>
          </table:table-cell>
          <table:table-cell table:style-name="ce39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Deferred rent asset</text:p>
          </table:table-cell>
          <table:table-cell table:style-name="ce39" table:number-columns-repeated="6"/>
          <table:table-cell table:style-name="ce26" office:value-type="string" calcext:value-type="string">
            <text:p>Deferred rent asset</text:p>
          </table:table-cell>
          <table:table-cell table:style-name="ce39" table:number-columns-repeated="3"/>
          <table:table-cell table:style-name="ce39" office:value-type="currency" office:currency="USD" office:value="175000" calcext:value-type="currency">
            <text:p>$175,000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Grants receivable</text:p>
          </table:table-cell>
          <table:table-cell table:style-name="ce39"/>
          <table:table-cell table:style-name="ce39" office:value-type="currency" office:currency="USD" office:value="1083000" calcext:value-type="currency">
            <text:p>$1,083,000</text:p>
          </table:table-cell>
          <table:table-cell table:style-name="ce39" office:value-type="currency" office:currency="USD" office:value="333598" calcext:value-type="currency">
            <text:p>$333,598</text:p>
          </table:table-cell>
          <table:table-cell table:style-name="ce39" office:value-type="currency" office:currency="USD" office:value="593008" calcext:value-type="currency">
            <text:p>$593,008</text:p>
          </table:table-cell>
          <table:table-cell table:style-name="ce39" office:value-type="currency" office:currency="USD" office:value="873694" calcext:value-type="currency">
            <text:p>$873,694</text:p>
          </table:table-cell>
          <table:table-cell table:style-name="ce39" office:value-type="currency" office:currency="USD" office:value="588050" calcext:value-type="currency">
            <text:p>$588,050</text:p>
          </table:table-cell>
          <table:table-cell table:style-name="ce26" office:value-type="string" calcext:value-type="string">
            <text:p>Grants receivable</text:p>
          </table:table-cell>
          <table:table-cell table:style-name="ce39" office:value-type="currency" office:currency="USD" office:value="503160" calcext:value-type="currency">
            <text:p>$503,160</text:p>
          </table:table-cell>
          <table:table-cell table:style-name="ce39" office:value-type="currency" office:currency="USD" office:value="476241" calcext:value-type="currency">
            <text:p>$476,241</text:p>
          </table:table-cell>
          <table:table-cell table:style-name="ce39" office:value-type="currency" office:currency="USD" office:value="1404283" calcext:value-type="currency">
            <text:p>$1,404,283</text:p>
          </table:table-cell>
          <table:table-cell table:style-name="ce39"/>
          <table:table-cell table:style-name="ce39" office:value-type="currency" office:currency="USD" office:value="900000" calcext:value-type="currency">
            <text:p>$900,000</text:p>
          </table:table-cell>
          <table:table-cell table:style-name="ce39" office:value-type="currency" office:currency="USD" office:value="17000" calcext:value-type="currency">
            <text:p>$17,000</text:p>
          </table:table-cell>
          <table:table-cell table:style-name="ce39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Note receivable</text:p>
          </table:table-cell>
          <table:table-cell table:style-name="ce39" table:number-columns-repeated="6"/>
          <table:table-cell table:style-name="ce26" office:value-type="string" calcext:value-type="string">
            <text:p>Note receivable</text:p>
          </table:table-cell>
          <table:table-cell table:style-name="ce39"/>
          <table:table-cell table:style-name="ce39" office:value-type="currency" office:currency="USD" office:value="560000" calcext:value-type="currency">
            <text:p>$560,000</text:p>
          </table:table-cell>
          <table:table-cell table:style-name="ce39" table:number-columns-repeated="5"/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6" office:value-type="string" calcext:value-type="string">
            <text:p>Prepaid expenses and deposits</text:p>
          </table:table-cell>
          <table:table-cell table:style-name="ce39" office:value-type="currency" office:currency="USD" office:value="218858" calcext:value-type="currency">
            <text:p>$218,858</text:p>
          </table:table-cell>
          <table:table-cell table:style-name="ce39" office:value-type="currency" office:currency="USD" office:value="145658" calcext:value-type="currency">
            <text:p>$145,658</text:p>
          </table:table-cell>
          <table:table-cell table:style-name="ce39" office:value-type="currency" office:currency="USD" office:value="407045" calcext:value-type="currency">
            <text:p>$407,045</text:p>
          </table:table-cell>
          <table:table-cell table:style-name="ce39" office:value-type="currency" office:currency="USD" office:value="1583894" calcext:value-type="currency">
            <text:p>$1,583,894</text:p>
          </table:table-cell>
          <table:table-cell table:style-name="ce39" office:value-type="currency" office:currency="USD" office:value="1736015" calcext:value-type="currency">
            <text:p>$1,736,015</text:p>
          </table:table-cell>
          <table:table-cell table:style-name="ce39" office:value-type="currency" office:currency="USD" office:value="1265685" calcext:value-type="currency">
            <text:p>$1,265,685</text:p>
          </table:table-cell>
          <table:table-cell table:style-name="ce26" office:value-type="string" calcext:value-type="string">
            <text:p>Prepaid expenses and deposits</text:p>
          </table:table-cell>
          <table:table-cell table:style-name="ce39" office:value-type="currency" office:currency="USD" office:value="2497514" calcext:value-type="currency">
            <text:p>$2,497,514</text:p>
          </table:table-cell>
          <table:table-cell table:style-name="ce39" office:value-type="currency" office:currency="USD" office:value="1368099" calcext:value-type="currency">
            <text:p>$1,368,099</text:p>
          </table:table-cell>
          <table:table-cell table:style-name="ce39" office:value-type="currency" office:currency="USD" office:value="3347455" calcext:value-type="currency">
            <text:p>$3,347,455</text:p>
          </table:table-cell>
          <table:table-cell table:style-name="ce39" office:value-type="currency" office:currency="USD" office:value="3612640" calcext:value-type="currency">
            <text:p>$3,612,640</text:p>
          </table:table-cell>
          <table:table-cell table:style-name="ce39" office:value-type="currency" office:currency="USD" office:value="4024684" calcext:value-type="currency">
            <text:p>$4,024,684</text:p>
          </table:table-cell>
          <table:table-cell table:style-name="ce39" office:value-type="currency" office:currency="USD" office:value="6021009" calcext:value-type="currency">
            <text:p>$6,021,009</text:p>
          </table:table-cell>
          <table:table-cell table:style-name="ce39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7" office:value-type="string" calcext:value-type="string">
            <text:p>Total current assets</text:p>
          </table:table-cell>
          <table:table-cell table:style-name="ce39" office:value-type="currency" office:currency="USD" office:value="8992840" calcext:value-type="currency">
            <text:p>$8,992,840</text:p>
          </table:table-cell>
          <table:table-cell table:style-name="ce39" office:value-type="currency" office:currency="USD" office:value="15662039" calcext:value-type="currency">
            <text:p>$15,662,039</text:p>
          </table:table-cell>
          <table:table-cell table:style-name="ce39" office:value-type="currency" office:currency="USD" office:value="19768555" calcext:value-type="currency">
            <text:p>$19,768,555</text:p>
          </table:table-cell>
          <table:table-cell table:style-name="ce39" office:value-type="currency" office:currency="USD" office:value="31390204" calcext:value-type="currency">
            <text:p>$31,390,204</text:p>
          </table:table-cell>
          <table:table-cell table:style-name="ce39" office:value-type="currency" office:currency="USD" office:value="50331811" calcext:value-type="currency">
            <text:p>$50,331,811</text:p>
          </table:table-cell>
          <table:table-cell table:style-name="ce39" office:value-type="currency" office:currency="USD" office:value="29150954" calcext:value-type="currency">
            <text:p>$29,150,954</text:p>
          </table:table-cell>
          <table:table-cell table:style-name="ce27" office:value-type="string" calcext:value-type="string">
            <text:p>Total current assets</text:p>
          </table:table-cell>
          <table:table-cell table:style-name="ce39" office:value-type="currency" office:currency="USD" office:value="43088751" calcext:value-type="currency">
            <text:p>$43,088,751</text:p>
          </table:table-cell>
          <table:table-cell table:style-name="ce39" office:value-type="currency" office:currency="USD" office:value="64507077" calcext:value-type="currency">
            <text:p>$64,507,077</text:p>
          </table:table-cell>
          <table:table-cell table:style-name="ce39" office:value-type="currency" office:currency="USD" office:value="64283135" calcext:value-type="currency">
            <text:p>$64,283,135</text:p>
          </table:table-cell>
          <table:table-cell table:style-name="ce39" office:value-type="currency" office:currency="USD" office:value="64048008" calcext:value-type="currency">
            <text:p>$64,048,008</text:p>
          </table:table-cell>
          <table:table-cell table:style-name="ce39" office:value-type="currency" office:currency="USD" office:value="72243436" calcext:value-type="currency">
            <text:p>$72,243,436</text:p>
          </table:table-cell>
          <table:table-cell table:style-name="ce39" office:value-type="currency" office:currency="USD" office:value="94682874" calcext:value-type="currency">
            <text:p>$94,682,874</text:p>
          </table:table-cell>
          <table:table-cell table:style-name="ce39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17"/>
          <table:table-cell table:number-columns-repeated="16355"/>
        </table:table-row>
        <table:table-row table:style-name="ro1">
          <table:table-cell table:style-name="ce28" office:value-type="string" calcext:value-type="string">
            <text:p>Long-Term Assets</text:p>
          </table:table-cell>
          <table:table-cell table:style-name="ce40" table:number-columns-repeated="5"/>
          <table:table-cell table:style-name="ce46"/>
          <table:table-cell table:style-name="ce32" office:value-type="string" calcext:value-type="string">
            <text:p>Long-Term Assets</text:p>
          </table:table-cell>
          <table:table-cell table:style-name="ce40" table:number-columns-repeated="7"/>
          <table:table-cell table:style-name="ce53" table:number-columns-repeated="13"/>
          <table:table-cell table:style-name="ce60"/>
          <table:table-cell table:style-name="ce53" table:number-columns-repeated="16355"/>
        </table:table-row>
        <table:table-row table:style-name="ro1">
          <table:table-cell table:style-name="ce26" office:value-type="string" calcext:value-type="string">
            <text:p>Grants receivable</text:p>
          </table:table-cell>
          <table:table-cell table:style-name="ce39" table:number-columns-repeated="2"/>
          <table:table-cell table:style-name="ce39" office:value-type="currency" office:currency="USD" office:value="582367" calcext:value-type="currency">
            <text:p>$582,367</text:p>
          </table:table-cell>
          <table:table-cell table:style-name="ce39" office:value-type="currency" office:currency="USD" office:value="703443" calcext:value-type="currency">
            <text:p>$703,443</text:p>
          </table:table-cell>
          <table:table-cell table:style-name="ce39" office:value-type="currency" office:currency="USD" office:value="420022" calcext:value-type="currency">
            <text:p>$420,022</text:p>
          </table:table-cell>
          <table:table-cell table:style-name="ce39" office:value-type="currency" office:currency="USD" office:value="163714" calcext:value-type="currency">
            <text:p>$163,714</text:p>
          </table:table-cell>
          <table:table-cell table:style-name="ce33" office:value-type="string" calcext:value-type="string">
            <text:p>Grants receivable</text:p>
          </table:table-cell>
          <table:table-cell table:style-name="ce39" office:value-type="currency" office:currency="USD" office:value="235474" calcext:value-type="currency">
            <text:p>$235,474</text:p>
          </table:table-cell>
          <table:table-cell table:style-name="ce39" office:value-type="currency" office:currency="USD" office:value="96325" calcext:value-type="currency">
            <text:p>$96,325</text:p>
          </table:table-cell>
          <table:table-cell table:style-name="ce39" office:value-type="currency" office:currency="USD" office:value="75000" calcext:value-type="currency">
            <text:p>$75,000</text:p>
          </table:table-cell>
          <table:table-cell table:style-name="ce39" table:number-columns-repeated="4"/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6" office:value-type="string" calcext:value-type="string">
            <text:p>Intracompany receivable</text:p>
          </table:table-cell>
          <table:table-cell table:style-name="ce39" table:number-columns-repeated="6"/>
          <table:table-cell table:style-name="ce33" office:value-type="string" calcext:value-type="string">
            <text:p>Intracompany receivable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Security deposits</text:p>
          </table:table-cell>
          <table:table-cell table:style-name="ce39" table:number-columns-repeated="6"/>
          <table:table-cell table:style-name="ce33" office:value-type="string" calcext:value-type="string">
            <text:p>Security deposits</text:p>
          </table:table-cell>
          <table:table-cell table:style-name="ce39" table:number-columns-repeated="2"/>
          <table:table-cell table:style-name="ce39" office:value-type="currency" office:currency="USD" office:value="35795" calcext:value-type="currency">
            <text:p>$35,795</text:p>
          </table:table-cell>
          <table:table-cell table:style-name="ce39" office:value-type="currency" office:currency="USD" office:value="26830" calcext:value-type="currency">
            <text:p>$26,830</text:p>
          </table:table-cell>
          <table:table-cell table:style-name="ce39" office:value-type="currency" office:currency="USD" office:value="28330" calcext:value-type="currency">
            <text:p>$28,330</text:p>
          </table:table-cell>
          <table:table-cell table:style-name="ce39" office:value-type="currency" office:currency="USD" office:value="49709" calcext:value-type="currency">
            <text:p>$49,709</text:p>
          </table:table-cell>
          <table:table-cell table:style-name="ce39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Accounts receivable</text:p>
          </table:table-cell>
          <table:table-cell table:style-name="ce39" table:number-columns-repeated="6"/>
          <table:table-cell table:style-name="ce33" office:value-type="string" calcext:value-type="string">
            <text:p>Accounts receivable</text:p>
          </table:table-cell>
          <table:table-cell table:style-name="ce39" table:number-columns-repeated="5"/>
          <table:table-cell table:style-name="ce39" office:value-type="currency" office:currency="USD" office:value="19723" calcext:value-type="currency">
            <text:p>$19,723</text:p>
          </table:table-cell>
          <table:table-cell table:style-name="ce39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6" office:value-type="string" calcext:value-type="string">
            <text:p>Prepaid expenses and deposits</text:p>
          </table:table-cell>
          <table:table-cell table:style-name="ce39" table:number-columns-repeated="3"/>
          <table:table-cell table:style-name="ce39" office:value-type="currency" office:currency="USD" office:value="64034" calcext:value-type="currency">
            <text:p>$64,034</text:p>
          </table:table-cell>
          <table:table-cell table:style-name="ce39" table:number-columns-repeated="2"/>
          <table:table-cell table:style-name="ce33" office:value-type="string" calcext:value-type="string">
            <text:p>Prepaid expenses and deposits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Note receivable</text:p>
          </table:table-cell>
          <table:table-cell table:style-name="ce39" table:number-columns-repeated="3"/>
          <table:table-cell table:number-columns-repeated="3" table:style-name="ce39" office:value-type="currency" office:currency="USD" office:value="560000" calcext:value-type="currency">
            <text:p>$560,000</text:p>
          </table:table-cell>
          <table:table-cell table:style-name="ce33" office:value-type="string" calcext:value-type="string">
            <text:p>Note receivable</text:p>
          </table:table-cell>
          <table:table-cell table:style-name="ce39" office:value-type="currency" office:currency="USD" office:value="560000" calcext:value-type="currency">
            <text:p>$560,000</text:p>
          </table:table-cell>
          <table:table-cell table:style-name="ce39" table:number-columns-repeated="6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7" office:value-type="string" calcext:value-type="string">
            <text:p>Deferred rent asset</text:p>
          </table:table-cell>
          <table:table-cell table:style-name="ce39" table:number-columns-repeated="6"/>
          <table:table-cell table:style-name="ce26" office:value-type="string" calcext:value-type="string">
            <text:p>Deferred rent asset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6" office:value-type="string" calcext:value-type="string">
            <text:p>Total property, plant and equipment, net</text:p>
          </table:table-cell>
          <table:table-cell table:style-name="ce39" office:value-type="currency" office:currency="USD" office:value="17347756" calcext:value-type="currency">
            <text:p>$17,347,756</text:p>
          </table:table-cell>
          <table:table-cell table:style-name="ce39" office:value-type="currency" office:currency="USD" office:value="32470668" calcext:value-type="currency">
            <text:p>$32,470,668</text:p>
          </table:table-cell>
          <table:table-cell table:style-name="ce39" office:value-type="currency" office:currency="USD" office:value="42596821" calcext:value-type="currency">
            <text:p>$42,596,821</text:p>
          </table:table-cell>
          <table:table-cell table:style-name="ce39" office:value-type="currency" office:currency="USD" office:value="45821468" calcext:value-type="currency">
            <text:p>$45,821,468</text:p>
          </table:table-cell>
          <table:table-cell table:style-name="ce39" office:value-type="currency" office:currency="USD" office:value="58986771" calcext:value-type="currency">
            <text:p>$58,986,771</text:p>
          </table:table-cell>
          <table:table-cell table:style-name="ce39" office:value-type="currency" office:currency="USD" office:value="63644651" calcext:value-type="currency">
            <text:p>$63,644,651</text:p>
          </table:table-cell>
          <table:table-cell table:style-name="ce33" office:value-type="string" calcext:value-type="string">
            <text:p>Total property, plant and equipment, net</text:p>
          </table:table-cell>
          <table:table-cell table:style-name="ce39" office:value-type="currency" office:currency="USD" office:value="89243223" calcext:value-type="currency">
            <text:p>$89,243,223</text:p>
          </table:table-cell>
          <table:table-cell table:style-name="ce39" office:value-type="currency" office:currency="USD" office:value="99989879" calcext:value-type="currency">
            <text:p>$99,989,879</text:p>
          </table:table-cell>
          <table:table-cell table:style-name="ce39" office:value-type="currency" office:currency="USD" office:value="103593491" calcext:value-type="currency">
            <text:p>$103,593,491</text:p>
          </table:table-cell>
          <table:table-cell table:style-name="ce39" office:value-type="currency" office:currency="USD" office:value="140800699" calcext:value-type="currency">
            <text:p>$140,800,699</text:p>
          </table:table-cell>
          <table:table-cell table:style-name="ce39" office:value-type="currency" office:currency="USD" office:value="137529685" calcext:value-type="currency">
            <text:p>$137,529,685</text:p>
          </table:table-cell>
          <table:table-cell table:style-name="ce39" office:value-type="currency" office:currency="USD" office:value="161798585" calcext:value-type="currency">
            <text:p>$161,798,585</text:p>
          </table:table-cell>
          <table:table-cell table:style-name="ce39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0"/>
          <table:table-cell table:number-columns-repeated="16355"/>
        </table:table-row>
        <table:table-row table:style-name="ro2">
          <table:table-cell table:style-name="ce27" office:value-type="string" calcext:value-type="string">
            <text:p>Total long-term assets</text:p>
          </table:table-cell>
          <table:table-cell table:style-name="ce39" office:value-type="currency" office:currency="USD" office:value="17347756" calcext:value-type="currency">
            <text:p>$17,347,756</text:p>
          </table:table-cell>
          <table:table-cell table:style-name="ce39" office:value-type="currency" office:currency="USD" office:value="32470668" calcext:value-type="currency">
            <text:p>$32,470,668</text:p>
          </table:table-cell>
          <table:table-cell table:style-name="ce39" office:value-type="currency" office:currency="USD" office:value="43179188" calcext:value-type="currency">
            <text:p>$43,179,188</text:p>
          </table:table-cell>
          <table:table-cell table:style-name="ce39" office:value-type="currency" office:currency="USD" office:value="47148945" calcext:value-type="currency">
            <text:p>$47,148,945</text:p>
          </table:table-cell>
          <table:table-cell table:style-name="ce39" office:value-type="currency" office:currency="USD" office:value="59966793" calcext:value-type="currency">
            <text:p>$59,966,793</text:p>
          </table:table-cell>
          <table:table-cell table:style-name="ce39" office:value-type="currency" office:currency="USD" office:value="64368365" calcext:value-type="currency">
            <text:p>$64,368,365</text:p>
          </table:table-cell>
          <table:table-cell table:style-name="ce26" office:value-type="string" calcext:value-type="string">
            <text:p>Total long-term assets</text:p>
          </table:table-cell>
          <table:table-cell table:style-name="ce39" office:value-type="currency" office:currency="USD" office:value="90038697" calcext:value-type="currency">
            <text:p>$90,038,697</text:p>
          </table:table-cell>
          <table:table-cell table:style-name="ce39" office:value-type="currency" office:currency="USD" office:value="100086204" calcext:value-type="currency">
            <text:p>$100,086,204</text:p>
          </table:table-cell>
          <table:table-cell table:style-name="ce39" office:value-type="currency" office:currency="USD" office:value="103704286" calcext:value-type="currency">
            <text:p>$103,704,286</text:p>
          </table:table-cell>
          <table:table-cell table:style-name="ce39" office:value-type="currency" office:currency="USD" office:value="140827529" calcext:value-type="currency">
            <text:p>$140,827,529</text:p>
          </table:table-cell>
          <table:table-cell table:style-name="ce39" office:value-type="currency" office:currency="USD" office:value="137558015" calcext:value-type="currency">
            <text:p>$137,558,015</text:p>
          </table:table-cell>
          <table:table-cell table:style-name="ce39" office:value-type="currency" office:currency="USD" office:value="161868017" calcext:value-type="currency">
            <text:p>$161,868,017</text:p>
          </table:table-cell>
          <table:table-cell table:style-name="ce39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0"/>
          <table:table-cell table:number-columns-repeated="16355"/>
        </table:table-row>
        <table:table-row table:style-name="ro1">
          <table:table-cell table:style-name="ce29" office:value-type="string" calcext:value-type="string">
            <text:p>Total assets</text:p>
          </table:table-cell>
          <table:table-cell table:style-name="ce41" office:value-type="currency" office:currency="USD" office:value="26340596" calcext:value-type="currency">
            <text:p>$26,340,596</text:p>
          </table:table-cell>
          <table:table-cell table:style-name="ce41" office:value-type="currency" office:currency="USD" office:value="48132707" calcext:value-type="currency">
            <text:p>$48,132,707</text:p>
          </table:table-cell>
          <table:table-cell table:style-name="ce41" office:value-type="currency" office:currency="USD" office:value="62947743" calcext:value-type="currency">
            <text:p>$62,947,743</text:p>
          </table:table-cell>
          <table:table-cell table:style-name="ce41" office:value-type="currency" office:currency="USD" office:value="78539149" calcext:value-type="currency">
            <text:p>$78,539,149</text:p>
          </table:table-cell>
          <table:table-cell table:style-name="ce41" office:value-type="currency" office:currency="USD" office:value="110298604" calcext:value-type="currency">
            <text:p>$110,298,604</text:p>
          </table:table-cell>
          <table:table-cell table:style-name="ce41" office:value-type="currency" office:currency="USD" office:value="93519319" calcext:value-type="currency">
            <text:p>$93,519,319</text:p>
          </table:table-cell>
          <table:table-cell table:style-name="ce47" office:value-type="string" calcext:value-type="string">
            <text:p>Total assets</text:p>
          </table:table-cell>
          <table:table-cell table:style-name="ce41" office:value-type="currency" office:currency="USD" office:value="133127448" calcext:value-type="currency">
            <text:p>$133,127,448</text:p>
          </table:table-cell>
          <table:table-cell table:style-name="ce41" office:value-type="currency" office:currency="USD" office:value="164593281" calcext:value-type="currency">
            <text:p>$164,593,281</text:p>
          </table:table-cell>
          <table:table-cell table:style-name="ce41" office:value-type="currency" office:currency="USD" office:value="167987421" calcext:value-type="currency">
            <text:p>$167,987,421</text:p>
          </table:table-cell>
          <table:table-cell table:style-name="ce41" office:value-type="currency" office:currency="USD" office:value="204875537" calcext:value-type="currency">
            <text:p>$204,875,537</text:p>
          </table:table-cell>
          <table:table-cell table:style-name="ce41" office:value-type="currency" office:currency="USD" office:value="209801451" calcext:value-type="currency">
            <text:p>$209,801,451</text:p>
          </table:table-cell>
          <table:table-cell table:style-name="ce41" office:value-type="currency" office:currency="USD" office:value="256550891" calcext:value-type="currency">
            <text:p>$256,550,891</text:p>
          </table:table-cell>
          <table:table-cell table:style-name="ce41" office:value-type="currency" office:currency="USD" office:value="247754009" calcext:value-type="currency">
            <text:p>$247,754,009</text:p>
          </table:table-cell>
          <table:table-cell table:style-name="ce54" table:number-columns-repeated="13"/>
          <table:table-cell table:style-name="ce62"/>
          <table:table-cell table:style-name="ce54" table:number-columns-repeated="16355"/>
        </table:table-row>
        <table:table-row table:style-name="ro1">
          <table:table-cell table:style-name="ce30" office:value-type="string" calcext:value-type="string">
            <text:p>Year Ending, 30 June </text:p>
          </table:table-cell>
          <table:table-cell table:style-name="ce36" office:value-type="float" office:value="2010" calcext:value-type="float">
            <text:p>2010</text:p>
          </table:table-cell>
          <table:table-cell table:style-name="ce36" office:value-type="float" office:value="2011" calcext:value-type="float">
            <text:p>2011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015" calcext:value-type="float">
            <text:p>2015</text:p>
          </table:table-cell>
          <table:table-cell table:style-name="ce30" office:value-type="string" calcext:value-type="string">
            <text:p>Year Ending, 30 June 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2022" calcext:value-type="float">
            <text:p>2022</text:p>
          </table:table-cell>
          <table:table-cell table:style-name="ce50" table:number-columns-repeated="13"/>
          <table:table-cell table:style-name="ce56"/>
          <table:table-cell table:style-name="ce50" table:number-columns-repeated="16355"/>
        </table:table-row>
        <table:table-row table:style-name="ro1">
          <table:table-cell table:style-name="ce31" office:value-type="string" calcext:value-type="string">
            <text:p>Liabilities and Net Assets</text:p>
          </table:table-cell>
          <table:table-cell table:style-name="ce42" table:number-columns-repeated="5"/>
          <table:table-cell table:style-name="ce45"/>
          <table:table-cell table:style-name="ce31" office:value-type="string" calcext:value-type="string">
            <text:p>Liabilities and Net Assets</text:p>
          </table:table-cell>
          <table:table-cell table:style-name="ce42" table:number-columns-repeated="7"/>
          <table:table-cell table:style-name="ce55" table:number-columns-repeated="13"/>
          <table:table-cell table:style-name="ce22"/>
          <table:table-cell table:style-name="ce52" table:number-columns-repeated="16355"/>
        </table:table-row>
        <table:table-row table:style-name="ro1">
          <table:table-cell table:style-name="ce25" office:value-type="string" calcext:value-type="string">
            <text:p>Current Liabilities</text:p>
          </table:table-cell>
          <table:table-cell table:style-name="ce42" table:number-columns-repeated="5"/>
          <table:table-cell table:style-name="ce45"/>
          <table:table-cell table:style-name="ce25" office:value-type="string" calcext:value-type="string">
            <text:p>Current Liabilities</text:p>
          </table:table-cell>
          <table:table-cell table:style-name="ce42" table:number-columns-repeated="7"/>
          <table:table-cell table:style-name="ce52" table:number-columns-repeated="13"/>
          <table:table-cell table:style-name="ce19"/>
          <table:table-cell table:style-name="ce52" table:number-columns-repeated="16355"/>
        </table:table-row>
        <table:table-row table:style-name="ro2">
          <table:table-cell table:style-name="ce26" office:value-type="string" calcext:value-type="string">
            <text:p>Accounts payable and accrued liabilities</text:p>
          </table:table-cell>
          <table:table-cell table:number-columns-repeated="3" table:style-name="ce39" office:value-type="currency" office:currency="USD" office:value="3149027" calcext:value-type="currency">
            <text:p>$3,149,027</text:p>
          </table:table-cell>
          <table:table-cell table:style-name="ce39" office:value-type="currency" office:currency="USD" office:value="3343879" calcext:value-type="currency">
            <text:p>$3,343,879</text:p>
          </table:table-cell>
          <table:table-cell table:style-name="ce39" office:value-type="currency" office:currency="USD" office:value="6778855" calcext:value-type="currency">
            <text:p>$6,778,855</text:p>
          </table:table-cell>
          <table:table-cell table:style-name="ce39" office:value-type="currency" office:currency="USD" office:value="4971627" calcext:value-type="currency">
            <text:p>$4,971,627</text:p>
          </table:table-cell>
          <table:table-cell table:style-name="ce26" office:value-type="string" calcext:value-type="string">
            <text:p>Accounts payable and accrued liabilities</text:p>
          </table:table-cell>
          <table:table-cell table:style-name="ce39" office:value-type="currency" office:currency="USD" office:value="7979337" calcext:value-type="currency">
            <text:p>$7,979,337</text:p>
          </table:table-cell>
          <table:table-cell table:style-name="ce39" office:value-type="currency" office:currency="USD" office:value="6783072" calcext:value-type="currency">
            <text:p>$6,783,072</text:p>
          </table:table-cell>
          <table:table-cell table:style-name="ce39" office:value-type="currency" office:currency="USD" office:value="9728362" calcext:value-type="currency">
            <text:p>$9,728,362</text:p>
          </table:table-cell>
          <table:table-cell table:style-name="ce39" office:value-type="currency" office:currency="USD" office:value="10652213" calcext:value-type="currency">
            <text:p>$10,652,213</text:p>
          </table:table-cell>
          <table:table-cell table:style-name="ce39" office:value-type="currency" office:currency="USD" office:value="8237562" calcext:value-type="currency">
            <text:p>$8,237,562</text:p>
          </table:table-cell>
          <table:table-cell table:style-name="ce39" office:value-type="currency" office:currency="USD" office:value="12379687" calcext:value-type="currency">
            <text:p>$12,379,687</text:p>
          </table:table-cell>
          <table:table-cell table:style-name="ce39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Accrued interest</text:p>
          </table:table-cell>
          <table:table-cell table:style-name="ce39" office:value-type="currency" office:currency="USD" office:value="91909" calcext:value-type="currency">
            <text:p>$91,909</text:p>
          </table:table-cell>
          <table:table-cell table:style-name="ce39" office:value-type="currency" office:currency="USD" office:value="89014" calcext:value-type="currency">
            <text:p>$89,014</text:p>
          </table:table-cell>
          <table:table-cell table:style-name="ce39" office:value-type="currency" office:currency="USD" office:value="224902" calcext:value-type="currency">
            <text:p>$224,902</text:p>
          </table:table-cell>
          <table:table-cell table:style-name="ce39" office:value-type="currency" office:currency="USD" office:value="318293" calcext:value-type="currency">
            <text:p>$318,293</text:p>
          </table:table-cell>
          <table:table-cell table:style-name="ce39" office:value-type="currency" office:currency="USD" office:value="448391" calcext:value-type="currency">
            <text:p>$448,391</text:p>
          </table:table-cell>
          <table:table-cell table:style-name="ce39" office:value-type="currency" office:currency="USD" office:value="417127" calcext:value-type="currency">
            <text:p>$417,127</text:p>
          </table:table-cell>
          <table:table-cell table:style-name="ce26" office:value-type="string" calcext:value-type="string">
            <text:p>Accrued interest</text:p>
          </table:table-cell>
          <table:table-cell table:style-name="ce39" office:value-type="currency" office:currency="USD" office:value="516835" calcext:value-type="currency">
            <text:p>$516,835</text:p>
          </table:table-cell>
          <table:table-cell table:style-name="ce39" office:value-type="currency" office:currency="USD" office:value="761817" calcext:value-type="currency">
            <text:p>$761,817</text:p>
          </table:table-cell>
          <table:table-cell table:style-name="ce39" office:value-type="currency" office:currency="USD" office:value="592457" calcext:value-type="currency">
            <text:p>$592,457</text:p>
          </table:table-cell>
          <table:table-cell table:style-name="ce39" office:value-type="currency" office:currency="USD" office:value="745229" calcext:value-type="currency">
            <text:p>$745,229</text:p>
          </table:table-cell>
          <table:table-cell table:style-name="ce39" office:value-type="currency" office:currency="USD" office:value="730670" calcext:value-type="currency">
            <text:p>$730,670</text:p>
          </table:table-cell>
          <table:table-cell table:style-name="ce39" office:value-type="currency" office:currency="USD" office:value="807476" calcext:value-type="currency">
            <text:p>$807,476</text:p>
          </table:table-cell>
          <table:table-cell table:style-name="ce39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Lines of credit</text:p>
          </table:table-cell>
          <table:table-cell table:style-name="ce39" table:number-columns-repeated="2"/>
          <table:table-cell table:style-name="ce39" office:value-type="currency" office:currency="USD" office:value="1000000" calcext:value-type="currency">
            <text:p>$1,000,000</text:p>
          </table:table-cell>
          <table:table-cell table:style-name="ce39" table:number-columns-repeated="3"/>
          <table:table-cell table:style-name="ce26" office:value-type="string" calcext:value-type="string">
            <text:p>Lines of credit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Deferred rent liability</text:p>
          </table:table-cell>
          <table:table-cell table:style-name="ce39" table:number-columns-repeated="6"/>
          <table:table-cell table:style-name="ce26" office:value-type="string" calcext:value-type="string">
            <text:p>Deferred rent liability</text:p>
          </table:table-cell>
          <table:table-cell table:style-name="ce39" table:number-columns-repeated="4"/>
          <table:table-cell table:style-name="ce39" office:value-type="currency" office:currency="USD" office:value="35276" calcext:value-type="currency">
            <text:p>$35,276</text:p>
          </table:table-cell>
          <table:table-cell table:style-name="ce39" table:number-columns-repeated="2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Deferred revenues</text:p>
          </table:table-cell>
          <table:table-cell table:style-name="ce39"/>
          <table:table-cell table:style-name="ce39" office:value-type="currency" office:currency="USD" office:value="62500" calcext:value-type="currency">
            <text:p>$62,500</text:p>
          </table:table-cell>
          <table:table-cell table:style-name="ce39"/>
          <table:table-cell table:style-name="ce39" office:value-type="currency" office:currency="USD" office:value="1635767" calcext:value-type="currency">
            <text:p>$1,635,767</text:p>
          </table:table-cell>
          <table:table-cell table:style-name="ce39" office:value-type="currency" office:currency="USD" office:value="622884" calcext:value-type="currency">
            <text:p>$622,884</text:p>
          </table:table-cell>
          <table:table-cell table:style-name="ce39" office:value-type="currency" office:currency="USD" office:value="370372" calcext:value-type="currency">
            <text:p>$370,372</text:p>
          </table:table-cell>
          <table:table-cell table:style-name="ce26" office:value-type="string" calcext:value-type="string">
            <text:p>Deferred revenues</text:p>
          </table:table-cell>
          <table:table-cell table:style-name="ce39" office:value-type="currency" office:currency="USD" office:value="1341972" calcext:value-type="currency">
            <text:p>$1,341,972</text:p>
          </table:table-cell>
          <table:table-cell table:style-name="ce39" office:value-type="currency" office:currency="USD" office:value="823348" calcext:value-type="currency">
            <text:p>$823,348</text:p>
          </table:table-cell>
          <table:table-cell table:style-name="ce39" office:value-type="currency" office:currency="USD" office:value="1324670" calcext:value-type="currency">
            <text:p>$1,324,670</text:p>
          </table:table-cell>
          <table:table-cell table:style-name="ce39" office:value-type="currency" office:currency="USD" office:value="921751" calcext:value-type="currency">
            <text:p>$921,751</text:p>
          </table:table-cell>
          <table:table-cell table:style-name="ce39" office:value-type="currency" office:currency="USD" office:value="1593373" calcext:value-type="currency">
            <text:p>$1,593,373</text:p>
          </table:table-cell>
          <table:table-cell table:style-name="ce39" office:value-type="currency" office:currency="USD" office:value="2942053" calcext:value-type="currency">
            <text:p>$2,942,053</text:p>
          </table:table-cell>
          <table:table-cell table:style-name="ce39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6" office:value-type="string" calcext:value-type="string">
            <text:p>Current portion of loans payable</text:p>
          </table:table-cell>
          <table:table-cell table:style-name="ce39" office:value-type="currency" office:currency="USD" office:value="262124" calcext:value-type="currency">
            <text:p>$262,124</text:p>
          </table:table-cell>
          <table:table-cell table:style-name="ce39" office:value-type="currency" office:currency="USD" office:value="256660" calcext:value-type="currency">
            <text:p>$256,660</text:p>
          </table:table-cell>
          <table:table-cell table:style-name="ce39" office:value-type="currency" office:currency="USD" office:value="2075432" calcext:value-type="currency">
            <text:p>$2,075,432</text:p>
          </table:table-cell>
          <table:table-cell table:style-name="ce39" office:value-type="currency" office:currency="USD" office:value="7453675" calcext:value-type="currency">
            <text:p>$7,453,675</text:p>
          </table:table-cell>
          <table:table-cell table:style-name="ce39" office:value-type="currency" office:currency="USD" office:value="17996666" calcext:value-type="currency">
            <text:p>$17,996,666</text:p>
          </table:table-cell>
          <table:table-cell table:style-name="ce39" office:value-type="currency" office:currency="USD" office:value="6842252" calcext:value-type="currency">
            <text:p>$6,842,252</text:p>
          </table:table-cell>
          <table:table-cell table:style-name="ce26" office:value-type="string" calcext:value-type="string">
            <text:p>Current portion of loans payable</text:p>
          </table:table-cell>
          <table:table-cell table:style-name="ce39" office:value-type="currency" office:currency="USD" office:value="7617636" calcext:value-type="currency">
            <text:p>$7,617,636</text:p>
          </table:table-cell>
          <table:table-cell table:style-name="ce39" office:value-type="currency" office:currency="USD" office:value="9722526" calcext:value-type="currency">
            <text:p>$9,722,526</text:p>
          </table:table-cell>
          <table:table-cell table:style-name="ce39"/>
          <table:table-cell table:style-name="ce39" office:value-type="currency" office:currency="USD" office:value="3690122" calcext:value-type="currency">
            <text:p>$3,690,122</text:p>
          </table:table-cell>
          <table:table-cell table:style-name="ce39" office:value-type="currency" office:currency="USD" office:value="4006297" calcext:value-type="currency">
            <text:p>$4,006,297</text:p>
          </table:table-cell>
          <table:table-cell table:style-name="ce39" office:value-type="currency" office:currency="USD" office:value="8298873" calcext:value-type="currency">
            <text:p>$8,298,873</text:p>
          </table:table-cell>
          <table:table-cell table:style-name="ce39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7" office:value-type="string" calcext:value-type="string">
            <text:p>Total current liabilities</text:p>
          </table:table-cell>
          <table:table-cell table:style-name="ce39" office:value-type="currency" office:currency="USD" office:value="2191294" calcext:value-type="currency">
            <text:p>$2,191,294</text:p>
          </table:table-cell>
          <table:table-cell table:style-name="ce39" office:value-type="currency" office:currency="USD" office:value="4246221" calcext:value-type="currency">
            <text:p>$4,246,221</text:p>
          </table:table-cell>
          <table:table-cell table:style-name="ce39" office:value-type="currency" office:currency="USD" office:value="7811754" calcext:value-type="currency">
            <text:p>$7,811,754</text:p>
          </table:table-cell>
          <table:table-cell table:style-name="ce39" office:value-type="currency" office:currency="USD" office:value="12751614" calcext:value-type="currency">
            <text:p>$12,751,614</text:p>
          </table:table-cell>
          <table:table-cell table:style-name="ce39" office:value-type="currency" office:currency="USD" office:value="25846796" calcext:value-type="currency">
            <text:p>$25,846,796</text:p>
          </table:table-cell>
          <table:table-cell table:style-name="ce39" office:value-type="currency" office:currency="USD" office:value="12601378" calcext:value-type="currency">
            <text:p>$12,601,378</text:p>
          </table:table-cell>
          <table:table-cell table:style-name="ce27" office:value-type="string" calcext:value-type="string">
            <text:p>Total current liabilities</text:p>
          </table:table-cell>
          <table:table-cell table:style-name="ce39" office:value-type="currency" office:currency="USD" office:value="17455779" calcext:value-type="currency">
            <text:p>$17,455,779</text:p>
          </table:table-cell>
          <table:table-cell table:style-name="ce39" office:value-type="currency" office:currency="USD" office:value="18090763" calcext:value-type="currency">
            <text:p>$18,090,763</text:p>
          </table:table-cell>
          <table:table-cell table:style-name="ce39" office:value-type="currency" office:currency="USD" office:value="14362157" calcext:value-type="currency">
            <text:p>$14,362,157</text:p>
          </table:table-cell>
          <table:table-cell table:style-name="ce39" office:value-type="currency" office:currency="USD" office:value="16009315" calcext:value-type="currency">
            <text:p>$16,009,315</text:p>
          </table:table-cell>
          <table:table-cell table:style-name="ce39" office:value-type="currency" office:currency="USD" office:value="14603178" calcext:value-type="currency">
            <text:p>$14,603,178</text:p>
          </table:table-cell>
          <table:table-cell table:style-name="ce39" office:value-type="currency" office:currency="USD" office:value="24428089" calcext:value-type="currency">
            <text:p>$24,428,089</text:p>
          </table:table-cell>
          <table:table-cell table:style-name="ce39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17"/>
          <table:table-cell table:number-columns-repeated="16355"/>
        </table:table-row>
        <table:table-row table:style-name="ro1">
          <table:table-cell table:style-name="ce32" office:value-type="string" calcext:value-type="string">
            <text:p>Long-Term Liabilities</text:p>
          </table:table-cell>
          <table:table-cell table:style-name="ce40" table:number-columns-repeated="6"/>
          <table:table-cell table:style-name="ce32" office:value-type="string" calcext:value-type="string">
            <text:p>Long-Term Liabilities</text:p>
          </table:table-cell>
          <table:table-cell table:style-name="ce40" table:number-columns-repeated="7"/>
          <table:table-cell table:style-name="ce53" table:number-columns-repeated="13"/>
          <table:table-cell table:style-name="ce60"/>
          <table:table-cell table:style-name="ce53" table:number-columns-repeated="16355"/>
        </table:table-row>
        <table:table-row table:style-name="ro1">
          <table:table-cell table:style-name="ce33" office:value-type="string" calcext:value-type="string">
            <text:p>Security deposits</text:p>
          </table:table-cell>
          <table:table-cell table:style-name="ce39" table:number-columns-repeated="6"/>
          <table:table-cell table:style-name="ce33" office:value-type="string" calcext:value-type="string">
            <text:p>Security deposits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33" office:value-type="string" calcext:value-type="string">
            <text:p>Accrued interest</text:p>
          </table:table-cell>
          <table:table-cell table:style-name="ce39" office:value-type="currency" office:currency="USD" office:value="126494" calcext:value-type="currency">
            <text:p>$126,494</text:p>
          </table:table-cell>
          <table:table-cell table:style-name="ce39" office:value-type="currency" office:currency="USD" office:value="190407" calcext:value-type="currency">
            <text:p>$190,407</text:p>
          </table:table-cell>
          <table:table-cell table:style-name="ce39" office:value-type="currency" office:currency="USD" office:value="203554" calcext:value-type="currency">
            <text:p>$203,554</text:p>
          </table:table-cell>
          <table:table-cell table:style-name="ce39" office:value-type="currency" office:currency="USD" office:value="116862" calcext:value-type="currency">
            <text:p>$116,862</text:p>
          </table:table-cell>
          <table:table-cell table:style-name="ce39" office:value-type="currency" office:currency="USD" office:value="77459" calcext:value-type="currency">
            <text:p>$77,459</text:p>
          </table:table-cell>
          <table:table-cell table:style-name="ce39" office:value-type="currency" office:currency="USD" office:value="108256" calcext:value-type="currency">
            <text:p>$108,256</text:p>
          </table:table-cell>
          <table:table-cell table:style-name="ce33" office:value-type="string" calcext:value-type="string">
            <text:p>Accrued interest</text:p>
          </table:table-cell>
          <table:table-cell table:style-name="ce39" office:value-type="currency" office:currency="USD" office:value="149196" calcext:value-type="currency">
            <text:p>$149,196</text:p>
          </table:table-cell>
          <table:table-cell table:style-name="ce39" office:value-type="currency" office:currency="USD" office:value="113478" calcext:value-type="currency">
            <text:p>$113,478</text:p>
          </table:table-cell>
          <table:table-cell table:style-name="ce39" office:value-type="currency" office:currency="USD" office:value="148825" calcext:value-type="currency">
            <text:p>$148,825</text:p>
          </table:table-cell>
          <table:table-cell table:style-name="ce39" office:value-type="currency" office:currency="USD" office:value="166076" calcext:value-type="currency">
            <text:p>$166,076</text:p>
          </table:table-cell>
          <table:table-cell table:style-name="ce39" office:value-type="currency" office:currency="USD" office:value="196643" calcext:value-type="currency">
            <text:p>$196,643</text:p>
          </table:table-cell>
          <table:table-cell table:style-name="ce39" office:value-type="currency" office:currency="USD" office:value="233082" calcext:value-type="currency">
            <text:p>$233,082</text:p>
          </table:table-cell>
          <table:table-cell table:style-name="ce39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33" office:value-type="string" calcext:value-type="string">
            <text:p>Deferred rent liability</text:p>
          </table:table-cell>
          <table:table-cell table:style-name="ce39" table:number-columns-repeated="3"/>
          <table:table-cell table:style-name="ce39" office:value-type="currency" office:currency="USD" office:value="164972" calcext:value-type="currency">
            <text:p>$164,972</text:p>
          </table:table-cell>
          <table:table-cell table:style-name="ce39" office:value-type="currency" office:currency="USD" office:value="631405" calcext:value-type="currency">
            <text:p>$631,405</text:p>
          </table:table-cell>
          <table:table-cell table:style-name="ce39" office:value-type="currency" office:currency="USD" office:value="1185092" calcext:value-type="currency">
            <text:p>$1,185,092</text:p>
          </table:table-cell>
          <table:table-cell table:style-name="ce33" office:value-type="string" calcext:value-type="string">
            <text:p>Deferred rent liability</text:p>
          </table:table-cell>
          <table:table-cell table:style-name="ce39" office:value-type="currency" office:currency="USD" office:value="1350949" calcext:value-type="currency">
            <text:p>$1,350,949</text:p>
          </table:table-cell>
          <table:table-cell table:style-name="ce39" office:value-type="currency" office:currency="USD" office:value="1922841" calcext:value-type="currency">
            <text:p>$1,922,841</text:p>
          </table:table-cell>
          <table:table-cell table:style-name="ce39" office:value-type="currency" office:currency="USD" office:value="5917604" calcext:value-type="currency">
            <text:p>$5,917,604</text:p>
          </table:table-cell>
          <table:table-cell table:style-name="ce39" office:value-type="currency" office:currency="USD" office:value="4706852" calcext:value-type="currency">
            <text:p>$4,706,852</text:p>
          </table:table-cell>
          <table:table-cell table:style-name="ce39" office:value-type="currency" office:currency="USD" office:value="5689509" calcext:value-type="currency">
            <text:p>$5,689,509</text:p>
          </table:table-cell>
          <table:table-cell table:style-name="ce39" office:value-type="currency" office:currency="USD" office:value="5541230" calcext:value-type="currency">
            <text:p>$5,541,230</text:p>
          </table:table-cell>
          <table:table-cell table:style-name="ce39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33" office:value-type="string" calcext:value-type="string">
            <text:p>Intracompany payable</text:p>
          </table:table-cell>
          <table:table-cell table:style-name="ce39" table:number-columns-repeated="6"/>
          <table:table-cell table:style-name="ce33" office:value-type="string" calcext:value-type="string">
            <text:p>Intracompany payable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33" office:value-type="string" calcext:value-type="string">
            <text:p>Convertible loans</text:p>
          </table:table-cell>
          <table:table-cell table:style-name="ce39" office:value-type="currency" office:currency="USD" office:value="2450000" calcext:value-type="currency">
            <text:p>$2,450,000</text:p>
          </table:table-cell>
          <table:table-cell table:number-columns-repeated="2" table:style-name="ce39" office:value-type="currency" office:currency="USD" office:value="1800000" calcext:value-type="currency">
            <text:p>$1,800,000</text:p>
          </table:table-cell>
          <table:table-cell table:number-columns-repeated="2" table:style-name="ce39" office:value-type="currency" office:currency="USD" office:value="550000" calcext:value-type="currency">
            <text:p>$550,000</text:p>
          </table:table-cell>
          <table:table-cell table:style-name="ce39"/>
          <table:table-cell table:style-name="ce33" office:value-type="string" calcext:value-type="string">
            <text:p>Convertible loans</text:p>
          </table:table-cell>
          <table:table-cell table:style-name="ce39" table:number-columns-repeated="7"/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33" office:value-type="string" calcext:value-type="string">
            <text:p>Loans payable</text:p>
          </table:table-cell>
          <table:table-cell table:style-name="ce39" office:value-type="currency" office:currency="USD" office:value="19353844" calcext:value-type="currency">
            <text:p>$19,353,844</text:p>
          </table:table-cell>
          <table:table-cell table:style-name="ce39" office:value-type="currency" office:currency="USD" office:value="32683939" calcext:value-type="currency">
            <text:p>$32,683,939</text:p>
          </table:table-cell>
          <table:table-cell table:style-name="ce39" office:value-type="currency" office:currency="USD" office:value="41199336" calcext:value-type="currency">
            <text:p>$41,199,336</text:p>
          </table:table-cell>
          <table:table-cell table:style-name="ce39" office:value-type="currency" office:currency="USD" office:value="49074491" calcext:value-type="currency">
            <text:p>$49,074,491</text:p>
          </table:table-cell>
          <table:table-cell table:style-name="ce39" office:value-type="currency" office:currency="USD" office:value="69836416" calcext:value-type="currency">
            <text:p>$69,836,416</text:p>
          </table:table-cell>
          <table:table-cell table:style-name="ce39" office:value-type="currency" office:currency="USD" office:value="69061846" calcext:value-type="currency">
            <text:p>$69,061,846</text:p>
          </table:table-cell>
          <table:table-cell table:style-name="ce33" office:value-type="string" calcext:value-type="string">
            <text:p>Loans payable</text:p>
          </table:table-cell>
          <table:table-cell table:style-name="ce39" office:value-type="currency" office:currency="USD" office:value="97240060" calcext:value-type="currency">
            <text:p>$97,240,060</text:p>
          </table:table-cell>
          <table:table-cell table:style-name="ce39" office:value-type="currency" office:currency="USD" office:value="126930036" calcext:value-type="currency">
            <text:p>$126,930,036</text:p>
          </table:table-cell>
          <table:table-cell table:style-name="ce39"/>
          <table:table-cell table:style-name="ce39" office:value-type="currency" office:currency="USD" office:value="159908722" calcext:value-type="currency">
            <text:p>$159,908,722</text:p>
          </table:table-cell>
          <table:table-cell table:style-name="ce39" office:value-type="currency" office:currency="USD" office:value="164694827" calcext:value-type="currency">
            <text:p>$164,694,827</text:p>
          </table:table-cell>
          <table:table-cell table:style-name="ce39" office:value-type="currency" office:currency="USD" office:value="188117172" calcext:value-type="currency">
            <text:p>$188,117,172</text:p>
          </table:table-cell>
          <table:table-cell table:style-name="ce39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Total long-term liabilities</text:p>
          </table:table-cell>
          <table:table-cell table:style-name="ce39" office:value-type="currency" office:currency="USD" office:value="21930338" calcext:value-type="currency">
            <text:p>$21,930,338</text:p>
          </table:table-cell>
          <table:table-cell table:style-name="ce39" office:value-type="currency" office:currency="USD" office:value="34674346" calcext:value-type="currency">
            <text:p>$34,674,346</text:p>
          </table:table-cell>
          <table:table-cell table:style-name="ce39" office:value-type="currency" office:currency="USD" office:value="43202890" calcext:value-type="currency">
            <text:p>$43,202,890</text:p>
          </table:table-cell>
          <table:table-cell table:style-name="ce39" office:value-type="currency" office:currency="USD" office:value="49906325" calcext:value-type="currency">
            <text:p>$49,906,325</text:p>
          </table:table-cell>
          <table:table-cell table:style-name="ce39" office:value-type="currency" office:currency="USD" office:value="71095280" calcext:value-type="currency">
            <text:p>$71,095,280</text:p>
          </table:table-cell>
          <table:table-cell table:style-name="ce39" office:value-type="currency" office:currency="USD" office:value="70355194" calcext:value-type="currency">
            <text:p>$70,355,194</text:p>
          </table:table-cell>
          <table:table-cell table:style-name="ce26" office:value-type="string" calcext:value-type="string">
            <text:p>Total long-term liabilities</text:p>
          </table:table-cell>
          <table:table-cell table:style-name="ce39" office:value-type="currency" office:currency="USD" office:value="98740205" calcext:value-type="currency">
            <text:p>$98,740,205</text:p>
          </table:table-cell>
          <table:table-cell table:style-name="ce39" office:value-type="currency" office:currency="USD" office:value="128966355" calcext:value-type="currency">
            <text:p>$128,966,355</text:p>
          </table:table-cell>
          <table:table-cell table:style-name="ce39" office:value-type="currency" office:currency="USD" office:value="132741658" calcext:value-type="currency">
            <text:p>$132,741,658</text:p>
          </table:table-cell>
          <table:table-cell table:style-name="ce39" office:value-type="currency" office:currency="USD" office:value="164781650" calcext:value-type="currency">
            <text:p>$164,781,650</text:p>
          </table:table-cell>
          <table:table-cell table:style-name="ce39" office:value-type="currency" office:currency="USD" office:value="170580979" calcext:value-type="currency">
            <text:p>$170,580,979</text:p>
          </table:table-cell>
          <table:table-cell table:style-name="ce39" office:value-type="currency" office:currency="USD" office:value="193891484" calcext:value-type="currency">
            <text:p>$193,891,484</text:p>
          </table:table-cell>
          <table:table-cell table:style-name="ce39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17"/>
          <table:table-cell table:number-columns-repeated="16355"/>
        </table:table-row>
        <table:table-row table:style-name="ro1">
          <table:table-cell table:style-name="ce26" office:value-type="string" calcext:value-type="string">
            <text:p>Total liabilities</text:p>
          </table:table-cell>
          <table:table-cell table:style-name="ce39" table:number-columns-repeated="6"/>
          <table:table-cell table:style-name="ce26" office:value-type="string" calcext:value-type="string">
            <text:p>Total liabilities</text:p>
          </table:table-cell>
          <table:table-cell table:style-name="ce39" table:number-columns-repeated="5"/>
          <table:table-cell table:style-name="ce39" office:value-type="currency" office:currency="USD" office:value="218319573" calcext:value-type="currency">
            <text:p>$218,319,573</text:p>
          </table:table-cell>
          <table:table-cell table:style-name="ce39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17"/>
          <table:table-cell table:number-columns-repeated="16355"/>
        </table:table-row>
        <table:table-row table:style-name="ro1">
          <table:table-cell table:style-name="ce32" office:value-type="string" calcext:value-type="string">
            <text:p>Net Assets</text:p>
          </table:table-cell>
          <table:table-cell table:style-name="ce40" table:number-columns-repeated="6"/>
          <table:table-cell table:style-name="ce32" office:value-type="string" calcext:value-type="string">
            <text:p>Net Assets</text:p>
          </table:table-cell>
          <table:table-cell table:style-name="ce40" table:number-columns-repeated="7"/>
          <table:table-cell table:style-name="ce53" table:number-columns-repeated="13"/>
          <table:table-cell table:style-name="ce60"/>
          <table:table-cell table:style-name="ce53" table:number-columns-repeated="16355"/>
        </table:table-row>
        <table:table-row table:style-name="ro1">
          <table:table-cell table:style-name="ce33" office:value-type="string" calcext:value-type="string">
            <text:p>Unrestricted</text:p>
          </table:table-cell>
          <table:table-cell table:style-name="ce39" office:value-type="currency" office:currency="USD" office:value="2218964" calcext:value-type="currency">
            <text:p>$2,218,964</text:p>
          </table:table-cell>
          <table:table-cell table:style-name="ce39" office:value-type="currency" office:currency="USD" office:value="7629140" calcext:value-type="currency">
            <text:p>$7,629,140</text:p>
          </table:table-cell>
          <table:table-cell table:style-name="ce39" office:value-type="currency" office:currency="USD" office:value="10363266" calcext:value-type="currency">
            <text:p>$10,363,266</text:p>
          </table:table-cell>
          <table:table-cell table:style-name="ce39" office:value-type="currency" office:currency="USD" office:value="13486489" calcext:value-type="currency">
            <text:p>$13,486,489</text:p>
          </table:table-cell>
          <table:table-cell table:style-name="ce39" office:value-type="currency" office:currency="USD" office:value="12089432" calcext:value-type="currency">
            <text:p>$12,089,432</text:p>
          </table:table-cell>
          <table:table-cell table:style-name="ce39" office:value-type="currency" office:currency="USD" office:value="10074280" calcext:value-type="currency">
            <text:p>$10,074,280</text:p>
          </table:table-cell>
          <table:table-cell table:style-name="ce33" office:value-type="string" calcext:value-type="string">
            <text:p>Unrestricted</text:p>
          </table:table-cell>
          <table:table-cell table:style-name="ce39" office:value-type="currency" office:currency="USD" office:value="16442127" calcext:value-type="currency">
            <text:p>$16,442,127</text:p>
          </table:table-cell>
          <table:table-cell table:style-name="ce39" office:value-type="currency" office:currency="USD" office:value="16490691" calcext:value-type="currency">
            <text:p>$16,490,691</text:p>
          </table:table-cell>
          <table:table-cell table:style-name="ce39" office:value-type="currency" office:currency="USD" office:value="20883606" calcext:value-type="currency">
            <text:p>$20,883,606</text:p>
          </table:table-cell>
          <table:table-cell table:style-name="ce39" office:value-type="currency" office:currency="USD" office:value="23897122" calcext:value-type="currency">
            <text:p>$23,897,122</text:p>
          </table:table-cell>
          <table:table-cell table:style-name="ce39" office:value-type="currency" office:currency="USD" office:value="23717294" calcext:value-type="currency">
            <text:p>$23,717,294</text:p>
          </table:table-cell>
          <table:table-cell table:style-name="ce39" office:value-type="currency" office:currency="USD" office:value="38214318" calcext:value-type="currency">
            <text:p>$38,214,318</text:p>
          </table:table-cell>
          <table:table-cell table:style-name="ce39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0"/>
          <table:table-cell table:number-columns-repeated="16355"/>
        </table:table-row>
        <table:table-row table:style-name="ro1">
          <table:table-cell table:style-name="ce33" office:value-type="string" calcext:value-type="string">
            <text:p>Temporarily restricted</text:p>
          </table:table-cell>
          <table:table-cell table:style-name="ce39"/>
          <table:table-cell table:style-name="ce39" office:value-type="currency" office:currency="USD" office:value="1583000" calcext:value-type="currency">
            <text:p>$1,583,000</text:p>
          </table:table-cell>
          <table:table-cell table:style-name="ce39" office:value-type="currency" office:currency="USD" office:value="1569833" calcext:value-type="currency">
            <text:p>$1,569,833</text:p>
          </table:table-cell>
          <table:table-cell table:style-name="ce39" office:value-type="currency" office:currency="USD" office:value="2394721" calcext:value-type="currency">
            <text:p>$2,394,721</text:p>
          </table:table-cell>
          <table:table-cell table:style-name="ce39" office:value-type="currency" office:currency="USD" office:value="1267096" calcext:value-type="currency">
            <text:p>$1,267,096</text:p>
          </table:table-cell>
          <table:table-cell table:style-name="ce39" office:value-type="currency" office:currency="USD" office:value="488467" calcext:value-type="currency">
            <text:p>$488,467</text:p>
          </table:table-cell>
          <table:table-cell table:style-name="ce33" office:value-type="string" calcext:value-type="string">
            <text:p>Temporarily restricted</text:p>
          </table:table-cell>
          <table:table-cell table:style-name="ce39" office:value-type="currency" office:currency="USD" office:value="489337" calcext:value-type="currency">
            <text:p>$489,337</text:p>
          </table:table-cell>
          <table:table-cell table:style-name="ce39" office:value-type="currency" office:currency="USD" office:value="1045472" calcext:value-type="currency">
            <text:p>$1,045,472</text:p>
          </table:table-cell>
          <table:table-cell table:style-name="ce39"/>
          <table:table-cell table:style-name="ce39" office:value-type="currency" office:currency="USD" office:value="187450" calcext:value-type="currency">
            <text:p>$187,450</text:p>
          </table:table-cell>
          <table:table-cell table:style-name="ce39" office:value-type="currency" office:currency="USD" office:value="900000" calcext:value-type="currency">
            <text:p>$900,000</text:p>
          </table:table-cell>
          <table:table-cell table:style-name="ce39" office:value-type="currency" office:currency="USD" office:value="17000" calcext:value-type="currency">
            <text:p>$17,000</text:p>
          </table:table-cell>
          <table:table-cell table:style-name="ce39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1">
          <table:table-cell table:style-name="ce26" office:value-type="string" calcext:value-type="string">
            <text:p>Total net assets</text:p>
          </table:table-cell>
          <table:table-cell table:style-name="ce39" office:value-type="currency" office:currency="USD" office:value="2218964" calcext:value-type="currency">
            <text:p>$2,218,964</text:p>
          </table:table-cell>
          <table:table-cell table:style-name="ce39" office:value-type="currency" office:currency="USD" office:value="9212140" calcext:value-type="currency">
            <text:p>$9,212,140</text:p>
          </table:table-cell>
          <table:table-cell table:style-name="ce39" office:value-type="currency" office:currency="USD" office:value="11933099" calcext:value-type="currency">
            <text:p>$11,933,099</text:p>
          </table:table-cell>
          <table:table-cell table:style-name="ce39" office:value-type="currency" office:currency="USD" office:value="15881210" calcext:value-type="currency">
            <text:p>$15,881,210</text:p>
          </table:table-cell>
          <table:table-cell table:style-name="ce39" office:value-type="currency" office:currency="USD" office:value="13356528" calcext:value-type="currency">
            <text:p>$13,356,528</text:p>
          </table:table-cell>
          <table:table-cell table:style-name="ce39" office:value-type="currency" office:currency="USD" office:value="10562747" calcext:value-type="currency">
            <text:p>$10,562,747</text:p>
          </table:table-cell>
          <table:table-cell table:style-name="ce26" office:value-type="string" calcext:value-type="string">
            <text:p>Total net assets</text:p>
          </table:table-cell>
          <table:table-cell table:style-name="ce39" office:value-type="currency" office:currency="USD" office:value="16931464" calcext:value-type="currency">
            <text:p>$16,931,464</text:p>
          </table:table-cell>
          <table:table-cell table:style-name="ce39" office:value-type="currency" office:currency="USD" office:value="17536163" calcext:value-type="currency">
            <text:p>$17,536,163</text:p>
          </table:table-cell>
          <table:table-cell table:style-name="ce39"/>
          <table:table-cell table:style-name="ce39" office:value-type="currency" office:currency="USD" office:value="187450" calcext:value-type="currency">
            <text:p>$187,450</text:p>
          </table:table-cell>
          <table:table-cell table:style-name="ce39" office:value-type="currency" office:currency="USD" office:value="24617294" calcext:value-type="currency">
            <text:p>$24,617,294</text:p>
          </table:table-cell>
          <table:table-cell table:style-name="ce39" office:value-type="currency" office:currency="USD" office:value="38231318" calcext:value-type="currency">
            <text:p>$38,231,318</text:p>
          </table:table-cell>
          <table:table-cell table:style-name="ce39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11"/>
          <table:table-cell table:number-columns-repeated="16355"/>
        </table:table-row>
        <table:table-row table:style-name="ro2">
          <table:table-cell table:style-name="ce26" office:value-type="string" calcext:value-type="string">
            <text:p>Total liabilities and net assets</text:p>
          </table:table-cell>
          <table:table-cell table:style-name="ce39" office:value-type="currency" office:currency="USD" office:value="26340596" calcext:value-type="currency">
            <text:p>$26,340,596</text:p>
          </table:table-cell>
          <table:table-cell table:style-name="ce39" office:value-type="currency" office:currency="USD" office:value="48132707" calcext:value-type="currency">
            <text:p>$48,132,707</text:p>
          </table:table-cell>
          <table:table-cell table:style-name="ce39" office:value-type="currency" office:currency="USD" office:value="62947743" calcext:value-type="currency">
            <text:p>$62,947,743</text:p>
          </table:table-cell>
          <table:table-cell table:style-name="ce39" office:value-type="currency" office:currency="USD" office:value="78539149" calcext:value-type="currency">
            <text:p>$78,539,149</text:p>
          </table:table-cell>
          <table:table-cell table:style-name="ce39" office:value-type="currency" office:currency="USD" office:value="110298604" calcext:value-type="currency">
            <text:p>$110,298,604</text:p>
          </table:table-cell>
          <table:table-cell table:style-name="ce39" office:value-type="currency" office:currency="USD" office:value="93519319" calcext:value-type="currency">
            <text:p>$93,519,319</text:p>
          </table:table-cell>
          <table:table-cell table:style-name="ce26" office:value-type="string" calcext:value-type="string">
            <text:p>Total liabilities and net assets</text:p>
          </table:table-cell>
          <table:table-cell table:style-name="ce39" office:value-type="currency" office:currency="USD" office:value="133127448" calcext:value-type="currency">
            <text:p>$133,127,448</text:p>
          </table:table-cell>
          <table:table-cell table:style-name="ce39" office:value-type="currency" office:currency="USD" office:value="164593281" calcext:value-type="currency">
            <text:p>$164,593,281</text:p>
          </table:table-cell>
          <table:table-cell table:style-name="ce39" office:value-type="currency" office:currency="USD" office:value="167987421" calcext:value-type="currency">
            <text:p>$167,987,421</text:p>
          </table:table-cell>
          <table:table-cell table:style-name="ce39" office:value-type="currency" office:currency="USD" office:value="204875537" calcext:value-type="currency">
            <text:p>$204,875,537</text:p>
          </table:table-cell>
          <table:table-cell table:style-name="ce39" office:value-type="currency" office:currency="USD" office:value="209801451" calcext:value-type="currency">
            <text:p>$209,801,451</text:p>
          </table:table-cell>
          <table:table-cell table:style-name="ce39" office:value-type="currency" office:currency="USD" office:value="256550891" calcext:value-type="currency">
            <text:p>$256,550,891</text:p>
          </table:table-cell>
          <table:table-cell table:style-name="ce39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17"/>
          <table:table-cell table:number-columns-repeated="16355"/>
        </table:table-row>
        <table:table-row table:style-name="ro3" table:number-rows-repeated="949">
          <table:table-cell table:style-name="ce34"/>
          <table:table-cell table:style-name="ce11" table:number-columns-repeated="6"/>
          <table:table-cell table:style-name="ce34"/>
          <table:table-cell table:style-name="ce11" table:number-columns-repeated="2"/>
          <table:table-cell table:style-name="ce14" table:number-columns-repeated="4"/>
          <table:table-cell table:style-name="ce11"/>
          <table:table-cell table:number-columns-repeated="13"/>
          <table:table-cell table:style-name="ce11"/>
          <table:table-cell table:number-columns-repeated="16355"/>
        </table:table-row>
        <table:table-row table:style-name="ro4" table:number-rows-repeated="104757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legreya Sans SC" svg:font-family="'Alegreya Sans SC'"/>
    <style:font-face style:name="Alegreya Sans1" svg:font-family="'Alegreya Sans'" style:font-family-generic="swiss" style:font-pitch="variable"/>
    <style:font-face style:name="Alegreya Sans:liga&amp;pnum=1&amp;tnum=1&amp;cpsp&amp;kern" svg:font-family="'Alegreya Sans:liga&amp;pnum=1&amp;tnum=1&amp;cpsp&amp;kern'" style:font-adornments="Regular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legreya Sans:onum=1&amp;tnum=1&amp;cpsp=0&amp;kern=0" svg:font-family="'Alegreya Sans:onum=1&amp;tnum=1&amp;cpsp=0&amp;kern=0'" style:font-adornments="Regular" style:font-family-generic="swiss" style:font-pitch="variable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1.25in" fo:margin-left="1.5in" fo:margin-right="1in" fo:border="none" fo:padding="0in" style:print-page-order="ttb" style:first-page-number="continue" style:scale-to="100%" style:table-centering="both" style:writing-mode="lr-tb" style:print="charts drawings objects zero-values"/>
      <style:header-style>
        <style:header-footer-properties svg:height="0.2in" fo:margin-left="0in" fo:margin-right="0in" fo:margin-bottom="0in"/>
      </style:header-style>
      <style:footer-style>
        <style:header-footer-properties svg: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20:32:35.313201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Consolidated_20_Financial_20_Position" style:display-name="PageStyle_RSEA Consolidated Financial Posi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date>2023-09-23T22:08:40.694945157</dc:date>
    <dc:creator>Vladimir Ivanović</dc:creator>
    <meta:editing-duration>PT10M32S</meta:editing-duration>
    <meta:editing-cycles>5</meta:editing-cycles>
    <meta:print-date>2023-09-23T22:04:43.441186145</meta:print-date>
    <meta:printed-by>PDF files: Vladimir Ivanović</meta:printed-by>
    <meta:document-statistic meta:table-count="1" meta:cell-count="426" meta:object-count="0"/>
  </office:meta>
</office:document-meta>
</file>